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Basic/Standard/M￳dulo1.xml"/>
  <manifest:file-entry manifest:media-type="text/xml" manifest:full-path="Basic/Standard/EstaPasta_de_trabalho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108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3.272cm"/>
    </style:style>
    <style:style style:name="co7" style:family="table-column">
      <style:table-column-properties fo:break-before="auto" style:column-width="7.2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lan2">
      <style:table-properties table:display="true" style:writing-mode="lr-tb"/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 style:data-style-name="N76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6969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31,50)" style:apply-style-name="Excel_5f_CondFormat_5f_2_5f_1_5f_1" style:base-cell-address="Plan2.A3"/>
      <style:map style:condition="cell-content-is-between(51,99)" style:apply-style-name="Excel_5f_CondFormat_5f_2_5f_1_5f_2" style:base-cell-address="Plan2.A3"/>
      <style:map style:condition="cell-content-is-between(100,100)" style:apply-style-name="Excel_5f_CondFormat_5f_2_5f_1_5f_3" style:base-cell-address="Plan2.A3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-is-between(31,50)" style:apply-style-name="Excel_5f_CondFormat_5f_2_5f_1_5f_1" style:base-cell-address="Plan2.A3"/>
      <style:map style:condition="cell-content-is-between(51,99)" style:apply-style-name="Excel_5f_CondFormat_5f_2_5f_1_5f_2" style:base-cell-address="Plan2.A3"/>
      <style:map style:condition="cell-content-is-between(100,100)" style:apply-style-name="Excel_5f_CondFormat_5f_2_5f_1_5f_3" style:base-cell-address="Plan2.A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69696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ackground-color="#999999"/>
    </style:style>
  </office:automatic-styles>
  <office:body>
    <office:spreadsheet>
      <table:calculation-settings table:case-sensitive="false" table:automatic-find-labels="false" table:use-regular-expressions="false"/>
      <table:table table:name="Plan2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9"/>
        <table:table-column table:style-name="co6" table:default-cell-style-name="ce7"/>
        <table:table-column table:style-name="co7" table:default-cell-style-name="Default"/>
        <table:table-column table:style-name="co2" table:number-columns-repeated="247" table:default-cell-style-name="Default"/>
        <table:table-row table:style-name="ro1">
          <table:table-cell table:style-name="ce1" office:value-type="date" office:date-value="2008-10-03">
            <text:p>3 de Outubro de 2008</text:p>
          </table:table-cell>
          <table:table-cell table:style-name="ce5" table:number-columns-repeated="6"/>
          <table:table-cell table:style-name="ce10"/>
          <table:table-cell table:number-columns-repeated="248"/>
        </table:table-row>
        <table:table-row table:style-name="ro1">
          <table:table-cell table:style-name="ce2" office:value-type="string">
            <text:p>Feature</text:p>
          </table:table-cell>
          <table:table-cell table:style-name="ce2" office:value-type="string">
            <text:p>Value <text:s/></text:p>
          </table:table-cell>
          <table:table-cell table:style-name="ce2" office:value-type="string">
            <text:p>Priority <text:s/></text:p>
          </table:table-cell>
          <table:table-cell table:style-name="ce2" office:value-type="string">
            <text:p>Difficulty</text:p>
          </table:table-cell>
          <table:table-cell table:style-name="ce2" office:value-type="string">
            <text:p>Effort</text:p>
          </table:table-cell>
          <table:table-cell table:style-name="ce2" office:value-type="string">
            <text:p>Net Value</text:p>
          </table:table-cell>
          <table:table-cell table:style-name="ce2" office:value-type="string">
            <text:p>Rank</text:p>
          </table:table-cell>
          <table:table-cell table:style-name="ce11" office:value-type="string">
            <text:p>Progress(%)</text:p>
          </table:table-cell>
          <table:table-cell table:style-name="ce12" office:value-type="string">
            <text:p>Notes</text:p>
          </table:table-cell>
          <table:table-cell table:number-columns-repeated="247"/>
        </table:table-row>
        <table:table-row table:style-name="ro2">
          <table:table-cell office:value-type="string">
            <text:p>Bootstrap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formula="oooc:=NETVALUE(B3;D3)" office:value-type="float" office:value="0">
            <text:p>#NOME?</text:p>
          </table:table-cell>
          <table:table-cell table:formula="oooc:=RELEVANCE(B3;D3;C3;E3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Revise</text:p>
          </table:table-cell>
          <table:table-cell table:number-columns-repeated="247"/>
        </table:table-row>
        <table:table-row table:style-name="ro2">
          <table:table-cell office:value-type="string">
            <text:p>Quantity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table:formula="oooc:=NETVALUE(B4;D4)" office:value-type="float" office:value="0">
            <text:p>#NOME?</text:p>
          </table:table-cell>
          <table:table-cell table:formula="oooc:=RELEVANCE(B4;D4;C4;E4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Services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5;D5)" office:value-type="float" office:value="0">
            <text:p>#NOME?</text:p>
          </table:table-cell>
          <table:table-cell table:formula="oooc:=RELEVANCE(B5;D5;C5;E5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Logging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ooc:=NETVALUE(B6;D6)" office:value-type="float" office:value="0">
            <text:p>#NOME?</text:p>
          </table:table-cell>
          <table:table-cell table:formula="oooc:=RELEVANCE(B6;D6;C6;E6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JDBC DataSource Access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ooc:=NETVALUE(B7;D7)" office:value-type="float" office:value="0">
            <text:p>#NOME?</text:p>
          </table:table-cell>
          <table:table-cell table:formula="oooc:=RELEVANCE(B7;D7;C7;E7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Transaction Support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8;D8)" office:value-type="float" office:value="0">
            <text:p>#NOME?</text:p>
          </table:table-cell>
          <table:table-cell table:formula="oooc:=RELEVANCE(B8;D8;C8;E8)" office:value-type="float" office:value="0">
            <text:p>#NOME?</text:p>
          </table:table-cell>
          <table:table-cell office:value-type="float" office:value="5">
            <text:p>5</text:p>
          </table:table-cell>
          <table:table-cell table:number-columns-repeated="248"/>
        </table:table-row>
        <table:table-row table:style-name="ro2">
          <table:table-cell office:value-type="string">
            <text:p>Sequences </text:p>
          </table:table-cell>
          <table:table-cell office:value-type="string">
            <text:p>S </text:p>
          </table:table-cell>
          <table:table-cell office:value-type="string">
            <text:p>X 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ooc:=NETVALUE(B9;D9)" office:value-type="float" office:value="0">
            <text:p>#NOME?</text:p>
          </table:table-cell>
          <table:table-cell table:formula="oooc:=RELEVANCE(B9;D9;C9;E9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Integrate to native sequence from jdbc</text:p>
          </table:table-cell>
          <table:table-cell table:number-columns-repeated="247"/>
        </table:table-row>
        <table:table-row table:style-name="ro2">
          <table:table-cell office:value-type="string">
            <text:p>Data store </text:p>
          </table:table-cell>
          <table:table-cell office:value-type="string">
            <text:p>L </text:p>
          </table:table-cell>
          <table:table-cell office:value-type="string">
            <text:p>X </text:p>
          </table:table-cell>
          <table:table-cell table:number-columns-repeated="2" office:value-type="string">
            <text:p>L</text:p>
          </table:table-cell>
          <table:table-cell table:formula="oooc:=NETVALUE(B10;D10)" office:value-type="float" office:value="0">
            <text:p>#NOME?</text:p>
          </table:table-cell>
          <table:table-cell table:formula="oooc:=RELEVANCE(B10;D10;C10;E10)" office:value-type="float" office:value="0">
            <text:p>#NOME?</text:p>
          </table:table-cell>
          <table:table-cell office:value-type="float" office:value="60">
            <text:p>60</text:p>
          </table:table-cell>
          <table:table-cell table:number-columns-repeated="248"/>
        </table:table-row>
        <table:table-row table:style-name="ro2">
          <table:table-cell office:value-type="string">
            <text:p>Managed I/O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B11;D11)" office:value-type="float" office:value="0">
            <text:p>#NOME?</text:p>
          </table:table-cell>
          <table:table-cell table:formula="oooc:=RELEVANCE(B11;D11;C11;E11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Work Unit Processing </text:p>
          </table:table-cell>
          <table:table-cell table:style-name="ce7" office:value-type="string">
            <text:p>L </text:p>
          </table:table-cell>
          <table:table-cell table:style-name="ce7" office:value-type="string">
            <text:p>M</text:p>
          </table:table-cell>
          <table:table-cell table:style-name="ce7" office:value-type="string">
            <text:p>S</text:p>
          </table:table-cell>
          <table:table-cell table:style-name="ce7" office:value-type="string">
            <text:p>M</text:p>
          </table:table-cell>
          <table:table-cell table:formula="oooc:=NETVALUE(B12;D12)" office:value-type="float" office:value="0">
            <text:p>#NOME?</text:p>
          </table:table-cell>
          <table:table-cell table:formula="oooc:=RELEVANCE(B12;D12;C12;E12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I for Web </text:p>
          </table:table-cell>
          <table:table-cell office:value-type="string">
            <text:p>L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13;D13)" office:value-type="float" office:value="0">
            <text:p>#NOME?</text:p>
          </table:table-cell>
          <table:table-cell table:formula="oooc:=RELEVANCE(B13;D13;C13;E13)" office:value-type="float" office:value="0">
            <text:p>#NOME?</text:p>
          </table:table-cell>
          <table:table-cell office:value-type="float" office:value="0">
            <text:p>0</text:p>
          </table:table-cell>
          <table:table-cell/>
          <table:table-cell table:style-name="ce7"/>
          <table:table-cell table:number-columns-repeated="246"/>
        </table:table-row>
        <table:table-row table:style-name="ro2">
          <table:table-cell office:value-type="string">
            <text:p>Injection </text:p>
          </table:table-cell>
          <table:table-cell office:value-type="string">
            <text:p>M </text:p>
          </table:table-cell>
          <table:table-cell office:value-type="string">
            <text:p>X </text:p>
          </table:table-cell>
          <table:table-cell table:number-columns-repeated="2" office:value-type="string">
            <text:p>L</text:p>
          </table:table-cell>
          <table:table-cell table:formula="oooc:=NETVALUE(B14;D14)" office:value-type="float" office:value="0">
            <text:p>#NOME?</text:p>
          </table:table-cell>
          <table:table-cell table:formula="oooc:=RELEVANCE(B14;D14;C14;E14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Integrate with the core reflection abilities</text:p>
          </table:table-cell>
          <table:table-cell table:number-columns-repeated="247"/>
        </table:table-row>
        <table:table-row table:style-name="ro2">
          <table:table-cell office:value-type="string">
            <text:p>Notifications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ooc:=NETVALUE(B15;D15)" office:value-type="float" office:value="0">
            <text:p>#NOME?</text:p>
          </table:table-cell>
          <table:table-cell table:formula="oooc:=RELEVANCE(B15;D15;C15;E15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Authentication and Authorization Control </text:p>
          </table:table-cell>
          <table:table-cell office:value-type="string">
            <text:p>L </text:p>
          </table:table-cell>
          <table:table-cell table:number-columns-repeated="3" office:value-type="string">
            <text:p>M</text:p>
          </table:table-cell>
          <table:table-cell table:formula="oooc:=NETVALUE(B16;D16)" office:value-type="float" office:value="0">
            <text:p>#NOME?</text:p>
          </table:table-cell>
          <table:table-cell table:formula="oooc:=RELEVANCE(B16;D16;C16;E16)" office:value-type="float" office:value="0">
            <text:p>#NOME?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Environment Integration - Application Server </text:p>
          </table:table-cell>
          <table:table-cell office:value-type="string">
            <text:p>S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S</text:p>
          </table:table-cell>
          <table:table-cell table:formula="oooc:=NETVALUE(B17;D17)" office:value-type="float" office:value="0">
            <text:p>#NOME?</text:p>
          </table:table-cell>
          <table:table-cell table:formula="oooc:=RELEVANCE(B17;D17;C17;E17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Domain Model Support </text:p>
          </table:table-cell>
          <table:table-cell office:value-type="string">
            <text:p>L </text:p>
          </table:table-cell>
          <table:table-cell table:number-columns-repeated="3" office:value-type="string">
            <text:p>L</text:p>
          </table:table-cell>
          <table:table-cell table:formula="oooc:=NETVALUE(B18;D18)" office:value-type="float" office:value="0">
            <text:p>#NOME?</text:p>
          </table:table-cell>
          <table:table-cell table:formula="oooc:=RELEVANCE(B18;D18;C18;E18)" office:value-type="float" office:value="0">
            <text:p>#NOME?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Application Modules </text:p>
          </table:table-cell>
          <table:table-cell office:value-type="string">
            <text:p>M 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19;D19)" office:value-type="float" office:value="0">
            <text:p>#NOME?</text:p>
          </table:table-cell>
          <table:table-cell table:formula="oooc:=RELEVANCE(B19;D19;C19;E19)" office:value-type="float" office:value="0">
            <text:p>#NOME?</text:p>
          </table:table-cell>
          <table:table-cell office:value-type="float" office:value="50">
            <text:p>50</text:p>
          </table:table-cell>
          <table:table-cell table:number-columns-repeated="248"/>
        </table:table-row>
        <table:table-row table:style-name="ro2">
          <table:table-cell office:value-type="string">
            <text:p>Email Sending </text:p>
          </table:table-cell>
          <table:table-cell office:value-type="string">
            <text:p>M </text:p>
          </table:table-cell>
          <table:table-cell table:number-columns-repeated="2" office:value-type="string">
            <text:p>M</text:p>
          </table:table-cell>
          <table:table-cell office:value-type="string">
            <text:p>S</text:p>
          </table:table-cell>
          <table:table-cell table:formula="oooc:=NETVALUE(B20;D20)" office:value-type="float" office:value="0">
            <text:p>#NOME?</text:p>
          </table:table-cell>
          <table:table-cell table:formula="oooc:=RELEVANCE(B20;D20;C20;E20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3">
          <table:table-cell table:style-name="Default" office:value-type="string">
            <text:p>Email Receiving </text:p>
          </table:table-cell>
          <table:table-cell table:style-name="ce8" office:value-type="string">
            <text:p>S </text:p>
          </table:table-cell>
          <table:table-cell table:number-columns-repeated="2" table:style-name="ce8" office:value-type="string">
            <text:p>S</text:p>
          </table:table-cell>
          <table:table-cell table:style-name="ce8" office:value-type="string">
            <text:p>M</text:p>
          </table:table-cell>
          <table:table-cell table:formula="oooc:=NETVALUE(B21;D21)" office:value-type="float" office:value="0">
            <text:p>#NOME?</text:p>
          </table:table-cell>
          <table:table-cell table:formula="oooc:=RELEVANCE(B21;D21;C21;E21)" office:value-type="float" office:value="0">
            <text:p>#NOME?</text:p>
          </table:table-cell>
          <table:table-cell table:style-name="ce8"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Validation </text:p>
          </table:table-cell>
          <table:table-cell office:value-type="string">
            <text:p>M </text:p>
          </table:table-cell>
          <table:table-cell table:number-columns-repeated="2" office:value-type="string">
            <text:p>L</text:p>
          </table:table-cell>
          <table:table-cell office:value-type="string">
            <text:p>M</text:p>
          </table:table-cell>
          <table:table-cell table:formula="oooc:=NETVALUE(B22;D22)" office:value-type="float" office:value="0">
            <text:p>#NOME?</text:p>
          </table:table-cell>
          <table:table-cell table:formula="oooc:=RELEVANCE(B22;D22;C22;E22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Instance validador base on annotations</text:p>
          </table:table-cell>
          <table:table-cell table:number-columns-repeated="247"/>
        </table:table-row>
        <table:table-row table:style-name="ro2">
          <table:table-cell office:value-type="string">
            <text:p>Environent Integration - Web Container Only </text:p>
          </table:table-cell>
          <table:table-cell office:value-type="string">
            <text:p>M </text:p>
          </table:table-cell>
          <table:table-cell table:number-columns-repeated="2" office:value-type="string">
            <text:p>L</text:p>
          </table:table-cell>
          <table:table-cell office:value-type="string">
            <text:p>M</text:p>
          </table:table-cell>
          <table:table-cell table:formula="oooc:=NETVALUE(B23;D23)" office:value-type="float" office:value="0">
            <text:p>#NOME?</text:p>
          </table:table-cell>
          <table:table-cell table:formula="oooc:=RELEVANCE(B23;D23;C23;E23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ork Scheduling (Alarm Clock)</text:p>
          </table:table-cell>
          <table:table-cell office:value-type="string">
            <text:p>S </text:p>
          </table:table-cell>
          <table:table-cell table:number-columns-repeated="3" office:value-type="string">
            <text:p>M</text:p>
          </table:table-cell>
          <table:table-cell table:formula="oooc:=NETVALUE(B24;D24)" office:value-type="float" office:value="0">
            <text:p>#NOME?</text:p>
          </table:table-cell>
          <table:table-cell table:formula="oooc:=RELEVANCE(B24;D24;C24;E24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Reports Support </text:p>
          </table:table-cell>
          <table:table-cell office:value-type="string">
            <text:p>S </text:p>
          </table:table-cell>
          <table:table-cell table:number-columns-repeated="3" office:value-type="string">
            <text:p>M</text:p>
          </table:table-cell>
          <table:table-cell table:formula="oooc:=NETVALUE(B25;D25)" office:value-type="float" office:value="0">
            <text:p>#NOME?</text:p>
          </table:table-cell>
          <table:table-cell table:formula="oooc:=RELEVANCE(B25;D25;C25;E25)" office:value-type="float" office:value="0">
            <text:p>#NOME?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2">
          <table:table-cell office:value-type="string">
            <text:p>UI for Testing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B26;D26)" office:value-type="float" office:value="0">
            <text:p>#NOME?</text:p>
          </table:table-cell>
          <table:table-cell table:formula="oooc:=RELEVANCE(B26;D26;C26;E26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License Control </text:p>
          </table:table-cell>
          <table:table-cell office:value-type="string">
            <text:p>L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B27;D27)" office:value-type="float" office:value="0">
            <text:p>#NOME?</text:p>
          </table:table-cell>
          <table:table-cell table:formula="oooc:=RELEVANCE(B27;D27;C27;E27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Atlas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table:number-columns-repeated="2" office:value-type="string">
            <text:p>M</text:p>
          </table:table-cell>
          <table:table-cell table:formula="oooc:=NETVALUE(B28;D28)" office:value-type="float" office:value="0">
            <text:p>#NOME?</text:p>
          </table:table-cell>
          <table:table-cell table:formula="oooc:=RELEVANCE(B28;D28;C28;E28)" office:value-type="float" office:value="0">
            <text:p>#NOME?</text:p>
          </table:table-cell>
          <table:table-cell office:value-type="float" office:value="90">
            <text:p>90</text:p>
          </table:table-cell>
          <table:table-cell office:value-type="string">
            <text:p>use XML DataStore. Reprocess files to xml</text:p>
          </table:table-cell>
          <table:table-cell table:number-columns-repeated="247"/>
        </table:table-row>
        <table:table-row table:style-name="ro2">
          <table:table-cell office:value-type="string">
            <text:p>Environment Integration - Standalone </text:p>
          </table:table-cell>
          <table:table-cell office:value-type="string">
            <text:p>S </text:p>
          </table:table-cell>
          <table:table-cell table:number-columns-repeated="3" office:value-type="string">
            <text:p>L</text:p>
          </table:table-cell>
          <table:table-cell table:formula="oooc:=NETVALUE(B29;D29)" office:value-type="float" office:value="0">
            <text:p>#NOME?</text:p>
          </table:table-cell>
          <table:table-cell table:formula="oooc:=RELEVANCE(B29;D29;C29;E29)" office:value-type="float" office:value="0">
            <text:p>#NOME?</text:p>
          </table:table-cell>
          <table:table-cell office:value-type="float" office:value="20">
            <text:p>20</text:p>
          </table:table-cell>
          <table:table-cell table:number-columns-repeated="248"/>
        </table:table-row>
        <table:table-row table:style-name="ro2">
          <table:table-cell office:value-type="string">
            <text:p>Addressing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table:number-columns-repeated="2" office:value-type="string">
            <text:p>M</text:p>
          </table:table-cell>
          <table:table-cell table:formula="oooc:=NETVALUE(B30;D30)" office:value-type="float" office:value="0">
            <text:p>#NOME?</text:p>
          </table:table-cell>
          <table:table-cell table:formula="oooc:=RELEVANCE(B30;D30;C30;E30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I for Ajax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31;D31)" office:value-type="float" office:value="0">
            <text:p>#NOME?</text:p>
          </table:table-cell>
          <table:table-cell table:formula="oooc:=RELEVANCE(B31;D31;C31;E31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Tags for UI for Web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32;D32)" office:value-type="float" office:value="0">
            <text:p>#NOME?</text:p>
          </table:table-cell>
          <table:table-cell table:formula="oooc:=RELEVANCE(B32;D32;C32;E32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Easy Cryptography Support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table:formula="oooc:=NETVALUE(B33;D33)" office:value-type="float" office:value="0">
            <text:p>#NOME?</text:p>
          </table:table-cell>
          <table:table-cell table:formula="oooc:=RELEVANCE(B33;D33;C33;E33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Providing : SOAP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34;D34)" office:value-type="float" office:value="0">
            <text:p>#NOME?</text:p>
          </table:table-cell>
          <table:table-cell table:formula="oooc:=RELEVANCE(B34;D34;C34;E34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Providing : REST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table:formula="oooc:=NETVALUE(B35;D35)" office:value-type="float" office:value="0">
            <text:p>#NOME?</text:p>
          </table:table-cell>
          <table:table-cell table:formula="oooc:=RELEVANCE(B35;D35;C35;E35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UI for Desktop (Swing) </text:p>
          </table:table-cell>
          <table:table-cell office:value-type="string">
            <text:p>L </text:p>
          </table:table-cell>
          <table:table-cell table:number-columns-repeated="2" office:value-type="string">
            <text:p>L</text:p>
          </table:table-cell>
          <table:table-cell office:value-type="string">
            <text:p>X</text:p>
          </table:table-cell>
          <table:table-cell table:formula="oooc:=NETVALUE(B36;D36)" office:value-type="float" office:value="0">
            <text:p>#NOME?</text:p>
          </table:table-cell>
          <table:table-cell table:formula="oooc:=RELEVANCE(B36;D36;C36;E36)" office:value-type="float" office:value="0">
            <text:p>#NOME?</text:p>
          </table:table-cell>
          <table:table-cell office:value-type="float" office:value="10">
            <text:p>10</text:p>
          </table:table-cell>
          <table:table-cell table:number-columns-repeated="248"/>
        </table:table-row>
        <table:table-row table:style-name="ro2">
          <table:table-cell office:value-type="string">
            <text:p>Dynamic Service Loading </text:p>
          </table:table-cell>
          <table:table-cell office:value-type="string">
            <text:p>M </text:p>
          </table:table-cell>
          <table:table-cell office:value-type="string">
            <text:p>M</text:p>
          </table:table-cell>
          <table:table-cell table:number-columns-repeated="2" office:value-type="string">
            <text:p>L</text:p>
          </table:table-cell>
          <table:table-cell table:formula="oooc:=NETVALUE(B37;D37)" office:value-type="float" office:value="0">
            <text:p>#NOME?</text:p>
          </table:table-cell>
          <table:table-cell table:formula="oooc:=RELEVANCE(B37;D37;C37;E37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Chart Support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formula="oooc:=NETVALUE(B38;D38)" office:value-type="float" office:value="0">
            <text:p>#NOME?</text:p>
          </table:table-cell>
          <table:table-cell table:formula="oooc:=RELEVANCE(B38;D38;C38;E38)" office:value-type="float" office:value="0">
            <text:p>#NOME?</text:p>
          </table:table-cell>
          <table:table-cell office:value-type="float" office:value="90">
            <text:p>90</text:p>
          </table:table-cell>
          <table:table-cell table:number-columns-repeated="248"/>
        </table:table-row>
        <table:table-row table:style-name="ro2">
          <table:table-cell office:value-type="string">
            <text:p>User Control: JAAS integration </text:p>
          </table:table-cell>
          <table:table-cell office:value-type="string">
            <text:p>S </text:p>
          </table:table-cell>
          <table:table-cell office:value-type="string">
            <text:p>M</text:p>
          </table:table-cell>
          <table:table-cell table:number-columns-repeated="2" office:value-type="string">
            <text:p>L</text:p>
          </table:table-cell>
          <table:table-cell table:formula="oooc:=NETVALUE(B39;D39)" office:value-type="float" office:value="0">
            <text:p>#NOME?</text:p>
          </table:table-cell>
          <table:table-cell table:formula="oooc:=RELEVANCE(B39;D39;C39;E39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Consuming : SOAP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table:formula="oooc:=NETVALUE(B40;D40)" office:value-type="float" office:value="0">
            <text:p>#NOME?</text:p>
          </table:table-cell>
          <table:table-cell table:formula="oooc:=RELEVANCE(B40;D40;C40;E40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Webservice Consuming : REST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X</text:p>
          </table:table-cell>
          <table:table-cell office:value-type="string">
            <text:p>L</text:p>
          </table:table-cell>
          <table:table-cell table:formula="oooc:=NETVALUE(B41;D41)" office:value-type="float" office:value="0">
            <text:p>#NOME?</text:p>
          </table:table-cell>
          <table:table-cell table:formula="oooc:=RELEVANCE(B41;D41;C41;E41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Geographic Maps integration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formula="oooc:=NETVALUE(B42;D42)" office:value-type="float" office:value="0">
            <text:p>#NOME?</text:p>
          </table:table-cell>
          <table:table-cell table:formula="oooc:=RELEVANCE(B42;D42;C42;E42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Document Search </text:p>
          </table:table-cell>
          <table:table-cell office:value-type="string">
            <text:p>S 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formula="oooc:=NETVALUE(B43;D43)" office:value-type="float" office:value="0">
            <text:p>#NOME?</text:p>
          </table:table-cell>
          <table:table-cell table:formula="oooc:=RELEVANCE(B43;D43;C43;E43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2">
          <table:table-cell office:value-type="string">
            <text:p>UI for SWT </text:p>
          </table:table-cell>
          <table:table-cell office:value-type="string">
            <text:p>M </text:p>
          </table:table-cell>
          <table:table-cell office:value-type="string">
            <text:p>S</text:p>
          </table:table-cell>
          <table:table-cell table:number-columns-repeated="2" office:value-type="string">
            <text:p>X</text:p>
          </table:table-cell>
          <table:table-cell table:formula="oooc:=NETVALUE(B44;D44)" office:value-type="float" office:value="0">
            <text:p>#NOME?</text:p>
          </table:table-cell>
          <table:table-cell table:formula="oooc:=RELEVANCE(B44;D44;C44;E44)" office:value-type="float" office:value="0">
            <text:p>#NOME?</text:p>
          </table:table-cell>
          <table:table-cell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Default" table:number-columns-repeated="6"/>
          <table:table-cell/>
          <table:table-cell table:style-name="Default"/>
          <table:table-cell table:number-columns-repeated="248"/>
        </table:table-row>
        <table:table-row table:style-name="ro3">
          <table:table-cell table:style-name="Default" table:number-columns-repeated="6"/>
          <table:table-cell/>
          <table:table-cell table:style-name="Default"/>
          <table:table-cell table:number-columns-repeated="248"/>
        </table:table-row>
      </table:table>
      <table:database-ranges>
        <table:database-range table:target-range-address="Plan2.A2:Plan2.I44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im</number:text>
    </number:number-style>
    <number:number-style style:name="N138P1" style:volatile="true">
      <number:text>Sim</number:text>
    </number:number-style>
    <number:number-style style:name="N138">
      <number:text>Nã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Verdadeiro</number:text>
    </number:number-style>
    <number:number-style style:name="N140P1" style:volatile="true">
      <number:text>Verdadeiro</number:text>
    </number:number-style>
    <number:number-style style:name="N140">
      <number:text>Fals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Ativar</number:text>
    </number:number-style>
    <number:number-style style:name="N142P1" style:volatile="true">
      <number:text>Ativar</number:text>
    </number:number-style>
    <number:number-style style:name="N142">
      <number:text>Desativar</number:text>
      <style:map style:condition="value()&gt;0" style:apply-style-name="N142P0"/>
      <style:map style:condition="value()&lt;0" style:apply-style-name="N142P1"/>
    </number:number-style>
    <number:currency-style style:name="N14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4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ffcc"/>
    </style:style>
    <style:style style:name="Excel_5f_CondFormat_5f_1_5f_2_5f_3" style:display-name="Excel_CondFormat_1_2_3" style:family="table-cell" style:parent-style-name="Default">
      <style:table-cell-properties fo:background-color="#ccffcc"/>
    </style:style>
    <style:style style:name="Excel_5f_CondFormat_5f_2_5f_1_5f_1" style:display-name="Excel_CondFormat_2_1_1" style:family="table-cell" style:parent-style-name="Default">
      <style:table-cell-properties fo:background-color="#ffffcc"/>
    </style:style>
    <style:style style:name="Excel_5f_CondFormat_5f_2_5f_1_5f_2" style:display-name="Excel_CondFormat_2_1_2" style:family="table-cell" style:parent-style-name="Default">
      <style:table-cell-properties fo:background-color="#99ccff"/>
    </style:style>
    <style:style style:name="Excel_5f_CondFormat_5f_2_5f_1_5f_3" style:display-name="Excel_CondFormat_2_1_3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7">17/10/2008</text:date>, <text:time>17:10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Sergio</meta:initial-creator>
    <meta:creation-date>2008-06-07T10:54:10</meta:creation-date>
    <dc:creator>Sérgio Taborda</dc:creator>
    <dc:date>2008-10-17T17:10:23</dc:date>
    <meta:editing-cycles>24</meta:editing-cycles>
    <meta:editing-duration>PT5H47M1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1" meta:cell-count="351"/>
  </office:meta>
</office:document-meta>
</file>

<file path=Basic/Standard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>Rem Attribute VBA_ModuleType=VBADocumentModule
Option VBASupport 1

</script:module>
</file>

<file path=Basic/Standard/M≤dulo1.xml><?xml version="1.0" encoding="utf-8"?>
<!DOCTYPE module  PUBLIC '-//OpenOffice.org//DTD OfficeDocument 1.0//EN'  'module.dtd'>
<script:module xmlns:script="http://openoffice.org/2000/script" script:name="Módulo1" script:language="StarBasic">Rem Attribute VBA_ModuleType=VBAModule
Option VBASupport 1

Function netValue(value As String, cost As String) as Integer

Dim vi As Integer
Dim ci As Integer

Select Case Trim(value)
Case Is = "S"
vi = 1
Case Is = "M"
vi = 2
Case Is = "L"
vi = 4
Case Is = "X"
vi = 8
End Select


Select Case Trim(cost)
Case Is = "S"
ci = 1
Case Is = "M"
ci = 2
Case Is = "L"
ci = 4
Case Is = "X"
ci = 8
End Select

netValue = vi-ci

end Function


Function relevance(value As String, cost As String, Optional priority As String , Optional efford as String) As Integer

Dim vi As Integer
Dim ci As Integer
Dim pi As Double
Dim ei as Double

If (IsMissing(priority)) Then
    pi = 1 
Else
    Select Case Trim(priority)
    Case Is = "X"
    pi = 8
    Case Is = "L"
    pi = 4
    Case Is = "M"
    pi = 2
    Case Is = "S"
    pi = 1
    End Select
End If

If (IsMissing(efford)) Then
    ei = 1
Else
    Select Case Trim(efford)
    Case Is = "S"
    ei = 1
    Case Is = "M"
    ei = 2
    Case Is = "L"
    ei = 3
    Case Is = "X"
    ei = 7
    End Select
End If

Select Case Trim(value)
Case Is = "S"
vi = 1
Case Is = "M"
vi = 2
Case Is = "L"
vi = 4
Case Is = "X"
vi = 8
End Select

Select Case Trim(cost)
Case Is = "S"
ci = 1
Case Is = "M"
ci = 3
Case Is = "L"
ci = 5
Case Is = "X"
ci = 7
End Select
 

relevance =  (vi + pi)  - (ci + ei)
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staPasta_de_trabalho"/>
  <library:element library:name="Módulo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